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6.81pt"/>
    </style:style>
    <style:style style:name="co3" style:family="table-column">
      <style:table-column-properties fo:break-before="auto" style:column-width="179.29pt"/>
    </style:style>
    <style:style style:name="co4" style:family="table-column">
      <style:table-column-properties fo:break-before="auto" style:column-width="366.8pt"/>
    </style:style>
    <style:style style:name="co5" style:family="table-column">
      <style:table-column-properties fo:break-before="auto" style:column-width="115.2pt"/>
    </style:style>
    <style:style style:name="co6" style:family="table-column">
      <style:table-column-properties fo:break-before="auto" style:column-width="70.7pt"/>
    </style:style>
    <style:style style:name="ro1" style:family="table-row">
      <style:table-row-properties style:row-height="12.81pt" fo:break-before="auto" style:use-optimal-row-height="true"/>
    </style:style>
    <style:style style:name="ro2" style:family="table-row">
      <style:table-row-properties style:row-height="20.35pt" fo:break-before="auto" style:use-optimal-row-height="fals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paragraph-properties fo:text-align="start" fo:margin-left="0pt"/>
    </style:style>
  </office:automatic-styles>
  <office:body>
    <office:spreadsheet>
      <table:calculation-settings table:automatic-find-labels="false" table:use-regular-expressions="false" table:use-wildcards="true"/>
      <table:table table:name="Main_Ca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url</text:p>
          </table:table-cell>
          <table:table-cell office:value-type="string" calcext:value-type="string">
            <text:p>code</text:p>
          </table:table-cell>
        </table:table-row>
        <table:table-row table:style-name="ro2">
          <table:table-cell office:value-type="float" office:value="1" calcext:value-type="float">
            <text:p>1</text:p>
          </table:table-cell>
          <table:table-cell office:value-type="string" calcext:value-type="string">
            <text:p>Audio &amp; TV</text:p>
          </table:table-cell>
          <table:table-cell office:value-type="string" calcext:value-type="string">
            <text:p>audiotv.png</text:p>
          </table:table-cell>
          <table:table-cell table:formula="of:=&quot;{name:'&quot;&amp;[.B2]&amp;&quot;', icon_src:'/icons/&quot;&amp;[.C2]&amp;&quot;'},&quot;" office:value-type="string" office:string-value="{name:'Audio &amp; TV', icon_src:'/icons/audiotv.png'}," calcext:value-type="string">
            <text:p>{name:'Audio &amp; TV', icon_src:'/icons/audiotv.png'},</text:p>
          </table:table-cell>
        </table:table-row>
        <table:table-row table:style-name="ro1">
          <table:table-cell office:value-type="float" office:value="2" calcext:value-type="float">
            <text:p>2</text:p>
          </table:table-cell>
          <table:table-cell office:value-type="string" calcext:value-type="string">
            <text:p>Kitchen</text:p>
          </table:table-cell>
          <table:table-cell office:value-type="string" calcext:value-type="string">
            <text:p>kitchen.png</text:p>
          </table:table-cell>
          <table:table-cell table:formula="of:=&quot;{name:'&quot;&amp;[.B3]&amp;&quot;', icon_src:'/icons/&quot;&amp;[.C3]&amp;&quot;'},&quot;" office:value-type="string" office:string-value="{name:'Kitchen', icon_src:'/icons/kitchen.png'}," calcext:value-type="string">
            <text:p>{name:'Kitchen', icon_src:'/icons/kitchen.png'},</text:p>
          </table:table-cell>
        </table:table-row>
        <table:table-row table:style-name="ro1">
          <table:table-cell office:value-type="float" office:value="3" calcext:value-type="float">
            <text:p>3</text:p>
          </table:table-cell>
          <table:table-cell office:value-type="string" calcext:value-type="string">
            <text:p>Computers</text:p>
          </table:table-cell>
          <table:table-cell office:value-type="string" calcext:value-type="string">
            <text:p>computers.png</text:p>
          </table:table-cell>
          <table:table-cell table:formula="of:=&quot;{name:'&quot;&amp;[.B4]&amp;&quot;', icon_src:'/icons/&quot;&amp;[.C4]&amp;&quot;'},&quot;" office:value-type="string" office:string-value="{name:'Computers', icon_src:'/icons/computers.png'}," calcext:value-type="string">
            <text:p>{name:'Computers', icon_src:'/icons/computers.png'},</text:p>
          </table:table-cell>
        </table:table-row>
        <table:table-row table:style-name="ro1">
          <table:table-cell office:value-type="float" office:value="4" calcext:value-type="float">
            <text:p>4</text:p>
          </table:table-cell>
          <table:table-cell office:value-type="string" calcext:value-type="string">
            <text:p>HVAC</text:p>
          </table:table-cell>
          <table:table-cell office:value-type="string" calcext:value-type="string">
            <text:p>hvac.png</text:p>
          </table:table-cell>
          <table:table-cell table:formula="of:=&quot;{name:'&quot;&amp;[.B5]&amp;&quot;', icon_src:'/icons/&quot;&amp;[.C5]&amp;&quot;'},&quot;" office:value-type="string" office:string-value="{name:'HVAC', icon_src:'/icons/hvac.png'}," calcext:value-type="string">
            <text:p>{name:'HVAC', icon_src:'/icons/hvac.png'},</text:p>
          </table:table-cell>
        </table:table-row>
        <table:table-row table:style-name="ro1">
          <table:table-cell office:value-type="float" office:value="5" calcext:value-type="float">
            <text:p>5</text:p>
          </table:table-cell>
          <table:table-cell office:value-type="string" calcext:value-type="string">
            <text:p>Washer/Dryer</text:p>
          </table:table-cell>
          <table:table-cell office:value-type="string" calcext:value-type="string">
            <text:p>washer.png</text:p>
          </table:table-cell>
          <table:table-cell table:formula="of:=&quot;{name:'&quot;&amp;[.B6]&amp;&quot;', icon_src:'/icons/&quot;&amp;[.C6]&amp;&quot;'},&quot;" office:value-type="string" office:string-value="{name:'Washer/Dryer', icon_src:'/icons/washer.png'}," calcext:value-type="string">
            <text:p>{name:'Washer/Dryer', icon_src:'/icons/washer.png'},</text:p>
          </table:table-cell>
        </table:table-row>
        <table:table-row table:style-name="ro1">
          <table:table-cell office:value-type="float" office:value="6" calcext:value-type="float">
            <text:p>6</text:p>
          </table:table-cell>
          <table:table-cell office:value-type="string" calcext:value-type="string">
            <text:p>Other</text:p>
          </table:table-cell>
          <table:table-cell office:value-type="string" calcext:value-type="string">
            <text:p>toys.png</text:p>
          </table:table-cell>
          <table:table-cell table:formula="of:=&quot;{name:'&quot;&amp;[.B7]&amp;&quot;', icon_src:'/icons/&quot;&amp;[.C7]&amp;&quot;'}&quot;" office:value-type="string" office:string-value="{name:'Other', icon_src:'/icons/toys.png'}" calcext:value-type="string">
            <text:p>{name:'Other', icon_src:'/icons/toys.png'}</text:p>
          </table:table-cell>
        </table:table-row>
      </table:table>
      <table:table table:name="Categories" table:style-name="ta1">
        <table:table-column table:style-name="co1" table:number-columns-repeated="4"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main_category_id</text:p>
          </table:table-cell>
          <table:table-cell office:value-type="string" calcext:value-type="string">
            <text:p>code</text:p>
          </table:table-cell>
        </table:table-row>
        <table:table-row table:style-name="ro1">
          <table:table-cell office:value-type="float" office:value="1" calcext:value-type="float">
            <text:p>1</text:p>
          </table:table-cell>
          <table:table-cell office:value-type="string" calcext:value-type="string">
            <text:p>TVs</text:p>
          </table:table-cell>
          <table:table-cell office:value-type="float" office:value="1" calcext:value-type="float">
            <text:p>1</text:p>
          </table:table-cell>
          <table:table-cell table:formula="of:=&quot;{&quot;&amp;[.$B$1]&amp;&quot;:'&quot;&amp;[.B2]&amp;&quot;', &quot;&amp;[.$C$1]&amp;&quot;:&quot;&amp;[.C2]&amp;&quot;},&quot;" office:value-type="string" office:string-value="{name:'TVs', main_category_id:1}," calcext:value-type="string">
            <text:p>{name:'TVs', main_category_id:1},</text:p>
          </table:table-cell>
        </table:table-row>
        <table:table-row table:style-name="ro1">
          <table:table-cell office:value-type="float" office:value="2" calcext:value-type="float">
            <text:p>2</text:p>
          </table:table-cell>
          <table:table-cell office:value-type="string" calcext:value-type="string">
            <text:p>Home Theaters</text:p>
          </table:table-cell>
          <table:table-cell office:value-type="float" office:value="1" calcext:value-type="float">
            <text:p>1</text:p>
          </table:table-cell>
          <table:table-cell table:formula="of:=&quot;{&quot;&amp;[.$B$1]&amp;&quot;:'&quot;&amp;[.B3]&amp;&quot;', &quot;&amp;[.$C$1]&amp;&quot;:&quot;&amp;[.C3]&amp;&quot;},&quot;" office:value-type="string" office:string-value="{name:'Home Theaters', main_category_id:1}," calcext:value-type="string">
            <text:p>{name:'Home Theaters', main_category_id:1},</text:p>
          </table:table-cell>
        </table:table-row>
        <table:table-row table:style-name="ro1">
          <table:table-cell office:value-type="float" office:value="3" calcext:value-type="float">
            <text:p>3</text:p>
          </table:table-cell>
          <table:table-cell office:value-type="string" calcext:value-type="string">
            <text:p>Projectors</text:p>
          </table:table-cell>
          <table:table-cell office:value-type="float" office:value="1" calcext:value-type="float">
            <text:p>1</text:p>
          </table:table-cell>
          <table:table-cell table:formula="of:=&quot;{&quot;&amp;[.$B$1]&amp;&quot;:'&quot;&amp;[.B4]&amp;&quot;', &quot;&amp;[.$C$1]&amp;&quot;:&quot;&amp;[.C4]&amp;&quot;},&quot;" office:value-type="string" office:string-value="{name:'Projectors', main_category_id:1}," calcext:value-type="string">
            <text:p>{name:'Projectors', main_category_id:1},</text:p>
          </table:table-cell>
        </table:table-row>
        <table:table-row table:style-name="ro1">
          <table:table-cell office:value-type="float" office:value="4" calcext:value-type="float">
            <text:p>4</text:p>
          </table:table-cell>
          <table:table-cell office:value-type="string" calcext:value-type="string">
            <text:p>Sound Bar &amp; Sound Systems</text:p>
          </table:table-cell>
          <table:table-cell office:value-type="float" office:value="1" calcext:value-type="float">
            <text:p>1</text:p>
          </table:table-cell>
          <table:table-cell table:formula="of:=&quot;{&quot;&amp;[.$B$1]&amp;&quot;:'&quot;&amp;[.B5]&amp;&quot;', &quot;&amp;[.$C$1]&amp;&quot;:&quot;&amp;[.C5]&amp;&quot;},&quot;" office:value-type="string" office:string-value="{name:'Sound Bar &amp; Sound Systems', main_category_id:1}," calcext:value-type="string">
            <text:p>{name:'Sound Bar &amp; Sound Systems', main_category_id:1},</text:p>
          </table:table-cell>
        </table:table-row>
        <table:table-row table:style-name="ro1">
          <table:table-cell office:value-type="float" office:value="5" calcext:value-type="float">
            <text:p>5</text:p>
          </table:table-cell>
          <table:table-cell office:value-type="string" calcext:value-type="string">
            <text:p>Streaming Devices</text:p>
          </table:table-cell>
          <table:table-cell office:value-type="float" office:value="1" calcext:value-type="float">
            <text:p>1</text:p>
          </table:table-cell>
          <table:table-cell table:formula="of:=&quot;{&quot;&amp;[.$B$1]&amp;&quot;:'&quot;&amp;[.B6]&amp;&quot;', &quot;&amp;[.$C$1]&amp;&quot;:&quot;&amp;[.C6]&amp;&quot;},&quot;" office:value-type="string" office:string-value="{name:'Streaming Devices', main_category_id:1}," calcext:value-type="string">
            <text:p>{name:'Streaming Devices', main_category_id:1},</text:p>
          </table:table-cell>
        </table:table-row>
        <table:table-row table:style-name="ro1">
          <table:table-cell office:value-type="float" office:value="6" calcext:value-type="float">
            <text:p>6</text:p>
          </table:table-cell>
          <table:table-cell office:value-type="string" calcext:value-type="string">
            <text:p>Microwaves</text:p>
          </table:table-cell>
          <table:table-cell office:value-type="float" office:value="2" calcext:value-type="float">
            <text:p>2</text:p>
          </table:table-cell>
          <table:table-cell table:formula="of:=&quot;{&quot;&amp;[.$B$1]&amp;&quot;:'&quot;&amp;[.B7]&amp;&quot;', &quot;&amp;[.$C$1]&amp;&quot;:&quot;&amp;[.C7]&amp;&quot;},&quot;" office:value-type="string" office:string-value="{name:'Microwaves', main_category_id:2}," calcext:value-type="string">
            <text:p>{name:'Microwaves', main_category_id:2},</text:p>
          </table:table-cell>
        </table:table-row>
        <table:table-row table:style-name="ro1">
          <table:table-cell office:value-type="float" office:value="7" calcext:value-type="float">
            <text:p>7</text:p>
          </table:table-cell>
          <table:table-cell office:value-type="string" calcext:value-type="string">
            <text:p>Refrigerators</text:p>
          </table:table-cell>
          <table:table-cell office:value-type="float" office:value="2" calcext:value-type="float">
            <text:p>2</text:p>
          </table:table-cell>
          <table:table-cell table:formula="of:=&quot;{&quot;&amp;[.$B$1]&amp;&quot;:'&quot;&amp;[.B8]&amp;&quot;', &quot;&amp;[.$C$1]&amp;&quot;:&quot;&amp;[.C8]&amp;&quot;},&quot;" office:value-type="string" office:string-value="{name:'Refrigerators', main_category_id:2}," calcext:value-type="string">
            <text:p>{name:'Refrigerators', main_category_id:2},</text:p>
          </table:table-cell>
        </table:table-row>
        <table:table-row table:style-name="ro1">
          <table:table-cell office:value-type="float" office:value="8" calcext:value-type="float">
            <text:p>8</text:p>
          </table:table-cell>
          <table:table-cell office:value-type="string" calcext:value-type="string">
            <text:p>Dishwashers</text:p>
          </table:table-cell>
          <table:table-cell office:value-type="float" office:value="2" calcext:value-type="float">
            <text:p>2</text:p>
          </table:table-cell>
          <table:table-cell table:formula="of:=&quot;{&quot;&amp;[.$B$1]&amp;&quot;:'&quot;&amp;[.B9]&amp;&quot;', &quot;&amp;[.$C$1]&amp;&quot;:&quot;&amp;[.C9]&amp;&quot;},&quot;" office:value-type="string" office:string-value="{name:'Dishwashers', main_category_id:2}," calcext:value-type="string">
            <text:p>{name:'Dishwashers', main_category_id:2},</text:p>
          </table:table-cell>
        </table:table-row>
        <table:table-row table:style-name="ro1">
          <table:table-cell office:value-type="float" office:value="9" calcext:value-type="float">
            <text:p>9</text:p>
          </table:table-cell>
          <table:table-cell office:value-type="string" calcext:value-type="string">
            <text:p>Coffee Makers</text:p>
          </table:table-cell>
          <table:table-cell office:value-type="float" office:value="2" calcext:value-type="float">
            <text:p>2</text:p>
          </table:table-cell>
          <table:table-cell table:formula="of:=&quot;{&quot;&amp;[.$B$1]&amp;&quot;:'&quot;&amp;[.B10]&amp;&quot;', &quot;&amp;[.$C$1]&amp;&quot;:&quot;&amp;[.C10]&amp;&quot;},&quot;" office:value-type="string" office:string-value="{name:'Coffee Makers', main_category_id:2}," calcext:value-type="string">
            <text:p>{name:'Coffee Makers', main_category_id:2},</text:p>
          </table:table-cell>
        </table:table-row>
        <table:table-row table:style-name="ro1">
          <table:table-cell office:value-type="float" office:value="10" calcext:value-type="float">
            <text:p>10</text:p>
          </table:table-cell>
          <table:table-cell office:value-type="string" calcext:value-type="string">
            <text:p>Small Appliances</text:p>
          </table:table-cell>
          <table:table-cell office:value-type="float" office:value="2" calcext:value-type="float">
            <text:p>2</text:p>
          </table:table-cell>
          <table:table-cell table:formula="of:=&quot;{&quot;&amp;[.$B$1]&amp;&quot;:'&quot;&amp;[.B11]&amp;&quot;', &quot;&amp;[.$C$1]&amp;&quot;:&quot;&amp;[.C11]&amp;&quot;},&quot;" office:value-type="string" office:string-value="{name:'Small Appliances', main_category_id:2}," calcext:value-type="string">
            <text:p>{name:'Small Appliances', main_category_id:2},</text:p>
          </table:table-cell>
        </table:table-row>
        <table:table-row table:style-name="ro1">
          <table:table-cell office:value-type="float" office:value="11" calcext:value-type="float">
            <text:p>11</text:p>
          </table:table-cell>
          <table:table-cell office:value-type="string" calcext:value-type="string">
            <text:p>Fryers</text:p>
          </table:table-cell>
          <table:table-cell office:value-type="float" office:value="2" calcext:value-type="float">
            <text:p>2</text:p>
          </table:table-cell>
          <table:table-cell table:formula="of:=&quot;{&quot;&amp;[.$B$1]&amp;&quot;:'&quot;&amp;[.B12]&amp;&quot;', &quot;&amp;[.$C$1]&amp;&quot;:&quot;&amp;[.C12]&amp;&quot;},&quot;" office:value-type="string" office:string-value="{name:'Fryers', main_category_id:2}," calcext:value-type="string">
            <text:p>{name:'Fryers', main_category_id:2},</text:p>
          </table:table-cell>
        </table:table-row>
        <table:table-row table:style-name="ro1">
          <table:table-cell office:value-type="float" office:value="12" calcext:value-type="float">
            <text:p>12</text:p>
          </table:table-cell>
          <table:table-cell office:value-type="string" calcext:value-type="string">
            <text:p>Desktops</text:p>
          </table:table-cell>
          <table:table-cell office:value-type="float" office:value="3" calcext:value-type="float">
            <text:p>3</text:p>
          </table:table-cell>
          <table:table-cell table:formula="of:=&quot;{&quot;&amp;[.$B$1]&amp;&quot;:'&quot;&amp;[.B13]&amp;&quot;', &quot;&amp;[.$C$1]&amp;&quot;:&quot;&amp;[.C13]&amp;&quot;},&quot;" office:value-type="string" office:string-value="{name:'Desktops', main_category_id:3}," calcext:value-type="string">
            <text:p>{name:'Desktops', main_category_id:3},</text:p>
          </table:table-cell>
        </table:table-row>
        <table:table-row table:style-name="ro1">
          <table:table-cell office:value-type="float" office:value="13" calcext:value-type="float">
            <text:p>13</text:p>
          </table:table-cell>
          <table:table-cell office:value-type="string" calcext:value-type="string">
            <text:p>Laptops</text:p>
          </table:table-cell>
          <table:table-cell office:value-type="float" office:value="3" calcext:value-type="float">
            <text:p>3</text:p>
          </table:table-cell>
          <table:table-cell table:formula="of:=&quot;{&quot;&amp;[.$B$1]&amp;&quot;:'&quot;&amp;[.B14]&amp;&quot;', &quot;&amp;[.$C$1]&amp;&quot;:&quot;&amp;[.C14]&amp;&quot;},&quot;" office:value-type="string" office:string-value="{name:'Laptops', main_category_id:3}," calcext:value-type="string">
            <text:p>{name:'Laptops', main_category_id:3},</text:p>
          </table:table-cell>
        </table:table-row>
        <table:table-row table:style-name="ro1">
          <table:table-cell office:value-type="float" office:value="14" calcext:value-type="float">
            <text:p>14</text:p>
          </table:table-cell>
          <table:table-cell office:value-type="string" calcext:value-type="string">
            <text:p>Monitors</text:p>
          </table:table-cell>
          <table:table-cell office:value-type="float" office:value="3" calcext:value-type="float">
            <text:p>3</text:p>
          </table:table-cell>
          <table:table-cell table:formula="of:=&quot;{&quot;&amp;[.$B$1]&amp;&quot;:'&quot;&amp;[.B15]&amp;&quot;', &quot;&amp;[.$C$1]&amp;&quot;:&quot;&amp;[.C15]&amp;&quot;},&quot;" office:value-type="string" office:string-value="{name:'Monitors', main_category_id:3}," calcext:value-type="string">
            <text:p>{name:'Monitors', main_category_id:3},</text:p>
          </table:table-cell>
        </table:table-row>
        <table:table-row table:style-name="ro1">
          <table:table-cell office:value-type="float" office:value="15" calcext:value-type="float">
            <text:p>15</text:p>
          </table:table-cell>
          <table:table-cell office:value-type="string" calcext:value-type="string">
            <text:p>Computer Accessories</text:p>
          </table:table-cell>
          <table:table-cell office:value-type="float" office:value="3" calcext:value-type="float">
            <text:p>3</text:p>
          </table:table-cell>
          <table:table-cell table:formula="of:=&quot;{&quot;&amp;[.$B$1]&amp;&quot;:'&quot;&amp;[.B16]&amp;&quot;', &quot;&amp;[.$C$1]&amp;&quot;:&quot;&amp;[.C16]&amp;&quot;},&quot;" office:value-type="string" office:string-value="{name:'Computer Accessories', main_category_id:3}," calcext:value-type="string">
            <text:p>{name:'Computer Accessories', main_category_id:3},</text:p>
          </table:table-cell>
        </table:table-row>
        <table:table-row table:style-name="ro1">
          <table:table-cell office:value-type="float" office:value="16" calcext:value-type="float">
            <text:p>16</text:p>
          </table:table-cell>
          <table:table-cell office:value-type="string" calcext:value-type="string">
            <text:p>Printers &amp; Scanners</text:p>
          </table:table-cell>
          <table:table-cell office:value-type="float" office:value="3" calcext:value-type="float">
            <text:p>3</text:p>
          </table:table-cell>
          <table:table-cell table:formula="of:=&quot;{&quot;&amp;[.$B$1]&amp;&quot;:'&quot;&amp;[.B17]&amp;&quot;', &quot;&amp;[.$C$1]&amp;&quot;:&quot;&amp;[.C17]&amp;&quot;},&quot;" office:value-type="string" office:string-value="{name:'Printers &amp; Scanners', main_category_id:3}," calcext:value-type="string">
            <text:p>{name:'Printers &amp; Scanners', main_category_id:3},</text:p>
          </table:table-cell>
        </table:table-row>
        <table:table-row table:style-name="ro1">
          <table:table-cell office:value-type="float" office:value="17" calcext:value-type="float">
            <text:p>17</text:p>
          </table:table-cell>
          <table:table-cell office:value-type="string" calcext:value-type="string">
            <text:p>Wi-Fi &amp; Networking</text:p>
          </table:table-cell>
          <table:table-cell office:value-type="float" office:value="3" calcext:value-type="float">
            <text:p>3</text:p>
          </table:table-cell>
          <table:table-cell table:formula="of:=&quot;{&quot;&amp;[.$B$1]&amp;&quot;:'&quot;&amp;[.B18]&amp;&quot;', &quot;&amp;[.$C$1]&amp;&quot;:&quot;&amp;[.C18]&amp;&quot;},&quot;" office:value-type="string" office:string-value="{name:'Wi-Fi &amp; Networking', main_category_id:3}," calcext:value-type="string">
            <text:p>{name:'Wi-Fi &amp; Networking', main_category_id:3},</text:p>
          </table:table-cell>
        </table:table-row>
        <table:table-row table:style-name="ro1">
          <table:table-cell office:value-type="float" office:value="18" calcext:value-type="float">
            <text:p>18</text:p>
          </table:table-cell>
          <table:table-cell office:value-type="string" calcext:value-type="string">
            <text:p>AC Units</text:p>
          </table:table-cell>
          <table:table-cell office:value-type="float" office:value="4" calcext:value-type="float">
            <text:p>4</text:p>
          </table:table-cell>
          <table:table-cell table:formula="of:=&quot;{&quot;&amp;[.$B$1]&amp;&quot;:'&quot;&amp;[.B19]&amp;&quot;', &quot;&amp;[.$C$1]&amp;&quot;:&quot;&amp;[.C19]&amp;&quot;},&quot;" office:value-type="string" office:string-value="{name:'AC Units', main_category_id:4}," calcext:value-type="string">
            <text:p>{name:'AC Units', main_category_id:4},</text:p>
          </table:table-cell>
        </table:table-row>
        <table:table-row table:style-name="ro1">
          <table:table-cell office:value-type="float" office:value="19" calcext:value-type="float">
            <text:p>19</text:p>
          </table:table-cell>
          <table:table-cell office:value-type="string" calcext:value-type="string">
            <text:p>Heat Pumps</text:p>
          </table:table-cell>
          <table:table-cell office:value-type="float" office:value="4" calcext:value-type="float">
            <text:p>4</text:p>
          </table:table-cell>
          <table:table-cell table:formula="of:=&quot;{&quot;&amp;[.$B$1]&amp;&quot;:'&quot;&amp;[.B20]&amp;&quot;', &quot;&amp;[.$C$1]&amp;&quot;:&quot;&amp;[.C20]&amp;&quot;},&quot;" office:value-type="string" office:string-value="{name:'Heat Pumps', main_category_id:4}," calcext:value-type="string">
            <text:p>{name:'Heat Pumps', main_category_id:4},</text:p>
          </table:table-cell>
        </table:table-row>
        <table:table-row table:style-name="ro1">
          <table:table-cell office:value-type="float" office:value="20" calcext:value-type="float">
            <text:p>20</text:p>
          </table:table-cell>
          <table:table-cell office:value-type="string" calcext:value-type="string">
            <text:p>Furnace</text:p>
          </table:table-cell>
          <table:table-cell office:value-type="float" office:value="4" calcext:value-type="float">
            <text:p>4</text:p>
          </table:table-cell>
          <table:table-cell table:formula="of:=&quot;{&quot;&amp;[.$B$1]&amp;&quot;:'&quot;&amp;[.B21]&amp;&quot;', &quot;&amp;[.$C$1]&amp;&quot;:&quot;&amp;[.C21]&amp;&quot;},&quot;" office:value-type="string" office:string-value="{name:'Furnace', main_category_id:4}," calcext:value-type="string">
            <text:p>{name:'Furnace', main_category_id:4},</text:p>
          </table:table-cell>
        </table:table-row>
        <table:table-row table:style-name="ro1">
          <table:table-cell office:value-type="float" office:value="21" calcext:value-type="float">
            <text:p>21</text:p>
          </table:table-cell>
          <table:table-cell office:value-type="string" calcext:value-type="string">
            <text:p>Heaters</text:p>
          </table:table-cell>
          <table:table-cell office:value-type="float" office:value="4" calcext:value-type="float">
            <text:p>4</text:p>
          </table:table-cell>
          <table:table-cell table:formula="of:=&quot;{&quot;&amp;[.$B$1]&amp;&quot;:'&quot;&amp;[.B22]&amp;&quot;', &quot;&amp;[.$C$1]&amp;&quot;:&quot;&amp;[.C22]&amp;&quot;},&quot;" office:value-type="string" office:string-value="{name:'Heaters', main_category_id:4}," calcext:value-type="string">
            <text:p>{name:'Heaters', main_category_id:4},</text:p>
          </table:table-cell>
        </table:table-row>
        <table:table-row table:style-name="ro1">
          <table:table-cell office:value-type="float" office:value="22" calcext:value-type="float">
            <text:p>22</text:p>
          </table:table-cell>
          <table:table-cell office:value-type="string" calcext:value-type="string">
            <text:p>Thermostats</text:p>
          </table:table-cell>
          <table:table-cell office:value-type="float" office:value="4" calcext:value-type="float">
            <text:p>4</text:p>
          </table:table-cell>
          <table:table-cell table:formula="of:=&quot;{&quot;&amp;[.$B$1]&amp;&quot;:'&quot;&amp;[.B23]&amp;&quot;', &quot;&amp;[.$C$1]&amp;&quot;:&quot;&amp;[.C23]&amp;&quot;},&quot;" office:value-type="string" office:string-value="{name:'Thermostats', main_category_id:4}," calcext:value-type="string">
            <text:p>{name:'Thermostats', main_category_id:4},</text:p>
          </table:table-cell>
        </table:table-row>
        <table:table-row table:style-name="ro1">
          <table:table-cell office:value-type="float" office:value="23" calcext:value-type="float">
            <text:p>23</text:p>
          </table:table-cell>
          <table:table-cell office:value-type="string" calcext:value-type="string">
            <text:p>Washers</text:p>
          </table:table-cell>
          <table:table-cell office:value-type="float" office:value="5" calcext:value-type="float">
            <text:p>5</text:p>
          </table:table-cell>
          <table:table-cell table:formula="of:=&quot;{&quot;&amp;[.$B$1]&amp;&quot;:'&quot;&amp;[.B24]&amp;&quot;', &quot;&amp;[.$C$1]&amp;&quot;:&quot;&amp;[.C24]&amp;&quot;},&quot;" office:value-type="string" office:string-value="{name:'Washers', main_category_id:5}," calcext:value-type="string">
            <text:p>{name:'Washers', main_category_id:5},</text:p>
          </table:table-cell>
        </table:table-row>
        <table:table-row table:style-name="ro1">
          <table:table-cell office:value-type="float" office:value="24" calcext:value-type="float">
            <text:p>24</text:p>
          </table:table-cell>
          <table:table-cell office:value-type="string" calcext:value-type="string">
            <text:p>Dryers</text:p>
          </table:table-cell>
          <table:table-cell office:value-type="float" office:value="5" calcext:value-type="float">
            <text:p>5</text:p>
          </table:table-cell>
          <table:table-cell table:formula="of:=&quot;{&quot;&amp;[.$B$1]&amp;&quot;:'&quot;&amp;[.B25]&amp;&quot;', &quot;&amp;[.$C$1]&amp;&quot;:&quot;&amp;[.C25]&amp;&quot;},&quot;" office:value-type="string" office:string-value="{name:'Dryers', main_category_id:5}," calcext:value-type="string">
            <text:p>{name:'Dryers', main_category_id:5},</text:p>
          </table:table-cell>
        </table:table-row>
        <table:table-row table:style-name="ro1">
          <table:table-cell office:value-type="float" office:value="25" calcext:value-type="float">
            <text:p>25</text:p>
          </table:table-cell>
          <table:table-cell office:value-type="string" calcext:value-type="string">
            <text:p>Light Fixtures</text:p>
          </table:table-cell>
          <table:table-cell office:value-type="float" office:value="6" calcext:value-type="float">
            <text:p>6</text:p>
          </table:table-cell>
          <table:table-cell table:formula="of:=&quot;{&quot;&amp;[.$B$1]&amp;&quot;:'&quot;&amp;[.B26]&amp;&quot;', &quot;&amp;[.$C$1]&amp;&quot;:&quot;&amp;[.C26]&amp;&quot;},&quot;" office:value-type="string" office:string-value="{name:'Light Fixtures', main_category_id:6}," calcext:value-type="string">
            <text:p>{name:'Light Fixtures', main_category_id:6},</text:p>
          </table:table-cell>
        </table:table-row>
        <table:table-row table:style-name="ro1">
          <table:table-cell office:value-type="float" office:value="26" calcext:value-type="float">
            <text:p>26</text:p>
          </table:table-cell>
          <table:table-cell office:value-type="string" calcext:value-type="string">
            <text:p>Smart Appliances</text:p>
          </table:table-cell>
          <table:table-cell office:value-type="float" office:value="6" calcext:value-type="float">
            <text:p>6</text:p>
          </table:table-cell>
          <table:table-cell table:formula="of:=&quot;{&quot;&amp;[.$B$1]&amp;&quot;:'&quot;&amp;[.B27]&amp;&quot;', &quot;&amp;[.$C$1]&amp;&quot;:&quot;&amp;[.C27]&amp;&quot;},&quot;" office:value-type="string" office:string-value="{name:'Smart Appliances', main_category_id:6}," calcext:value-type="string">
            <text:p>{name:'Smart Appliances', main_category_id:6},</text:p>
          </table:table-cell>
        </table:table-row>
        <table:table-row table:style-name="ro1">
          <table:table-cell office:value-type="float" office:value="27" calcext:value-type="float">
            <text:p>27</text:p>
          </table:table-cell>
          <table:table-cell office:value-type="string" calcext:value-type="string">
            <text:p>Toys</text:p>
          </table:table-cell>
          <table:table-cell office:value-type="float" office:value="6" calcext:value-type="float">
            <text:p>6</text:p>
          </table:table-cell>
          <table:table-cell table:formula="of:=&quot;{&quot;&amp;[.$B$1]&amp;&quot;:'&quot;&amp;[.B28]&amp;&quot;', &quot;&amp;[.$C$1]&amp;&quot;:&quot;&amp;[.C28]&amp;&quot;},&quot;" office:value-type="string" office:string-value="{name:'Toys', main_category_id:6}," calcext:value-type="string">
            <text:p>{name:'Toys', main_category_id:6},</text:p>
          </table:table-cell>
        </table:table-row>
        <table:table-row table:style-name="ro1">
          <table:table-cell office:value-type="float" office:value="28" calcext:value-type="float">
            <text:p>28</text:p>
          </table:table-cell>
          <table:table-cell office:value-type="string" calcext:value-type="string">
            <text:p>Home Security</text:p>
          </table:table-cell>
          <table:table-cell office:value-type="float" office:value="6" calcext:value-type="float">
            <text:p>6</text:p>
          </table:table-cell>
          <table:table-cell table:formula="of:=&quot;{&quot;&amp;[.$B$1]&amp;&quot;:'&quot;&amp;[.B29]&amp;&quot;', &quot;&amp;[.$C$1]&amp;&quot;:&quot;&amp;[.C29]&amp;&quot;},&quot;" office:value-type="string" office:string-value="{name:'Home Security', main_category_id:6}," calcext:value-type="string">
            <text:p>{name:'Home Security', main_category_id:6},</text:p>
          </table:table-cell>
        </table:table-row>
        <table:table-row table:style-name="ro1">
          <table:table-cell office:value-type="float" office:value="29" calcext:value-type="float">
            <text:p>29</text:p>
          </table:table-cell>
          <table:table-cell office:value-type="string" calcext:value-type="string">
            <text:p>Other</text:p>
          </table:table-cell>
          <table:table-cell office:value-type="float" office:value="6" calcext:value-type="float">
            <text:p>6</text:p>
          </table:table-cell>
          <table:table-cell table:formula="of:=&quot;{&quot;&amp;[.$B$1]&amp;&quot;:'&quot;&amp;[.B30]&amp;&quot;', &quot;&amp;[.$C$1]&amp;&quot;:&quot;&amp;[.C30]&amp;&quot;}&quot;" office:value-type="string" office:string-value="{name:'Other', main_category_id:6}" calcext:value-type="string">
            <text:p>{name:'Other', main_category_id:6}</text:p>
          </table:table-cell>
        </table:table-row>
      </table:table>
      <table:table table:name="Brands" table:style-name="ta1">
        <table:table-column table:style-name="co1" table:default-cell-style-name="Default"/>
        <table:table-column table:style-name="co5" table:default-cell-style-name="Default"/>
        <table:table-column table:style-name="co6"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code</text:p>
          </table:table-cell>
        </table:table-row>
        <table:table-row table:style-name="ro1">
          <table:table-cell office:value-type="float" office:value="1" calcext:value-type="float">
            <text:p>1</text:p>
          </table:table-cell>
          <table:table-cell office:value-type="string" calcext:value-type="string">
            <text:p>Samsung</text:p>
          </table:table-cell>
          <table:table-cell table:formula="of:=&quot;{&quot;&amp;[.$B$1]&amp;&quot;:'&quot;&amp;[.B2]&amp;&quot;'&quot;&amp;&quot;},&quot;" office:value-type="string" office:string-value="{name:'Samsung'}," calcext:value-type="string">
            <text:p>{name:'Samsung'},</text:p>
          </table:table-cell>
        </table:table-row>
        <table:table-row table:style-name="ro1">
          <table:table-cell office:value-type="float" office:value="2" calcext:value-type="float">
            <text:p>2</text:p>
          </table:table-cell>
          <table:table-cell office:value-type="string" calcext:value-type="string">
            <text:p>Dell</text:p>
          </table:table-cell>
          <table:table-cell table:formula="of:=&quot;{&quot;&amp;[.$B$1]&amp;&quot;:'&quot;&amp;[.B3]&amp;&quot;'&quot;&amp;&quot;},&quot;" office:value-type="string" office:string-value="{name:'Dell'}," calcext:value-type="string">
            <text:p>{name:'Dell'},</text:p>
          </table:table-cell>
        </table:table-row>
        <table:table-row table:style-name="ro1">
          <table:table-cell office:value-type="float" office:value="3" calcext:value-type="float">
            <text:p>3</text:p>
          </table:table-cell>
          <table:table-cell office:value-type="string" calcext:value-type="string">
            <text:p>HP</text:p>
          </table:table-cell>
          <table:table-cell table:formula="of:=&quot;{&quot;&amp;[.$B$1]&amp;&quot;:'&quot;&amp;[.B4]&amp;&quot;'&quot;&amp;&quot;},&quot;" office:value-type="string" office:string-value="{name:'HP'}," calcext:value-type="string">
            <text:p>{name:'HP'},</text:p>
          </table:table-cell>
        </table:table-row>
        <table:table-row table:style-name="ro1">
          <table:table-cell office:value-type="float" office:value="4" calcext:value-type="float">
            <text:p>4</text:p>
          </table:table-cell>
          <table:table-cell office:value-type="string" calcext:value-type="string">
            <text:p>Apple</text:p>
          </table:table-cell>
          <table:table-cell table:formula="of:=&quot;{&quot;&amp;[.$B$1]&amp;&quot;:'&quot;&amp;[.B5]&amp;&quot;'&quot;&amp;&quot;},&quot;" office:value-type="string" office:string-value="{name:'Apple'}," calcext:value-type="string">
            <text:p>{name:'Apple'},</text:p>
          </table:table-cell>
        </table:table-row>
        <table:table-row table:style-name="ro1">
          <table:table-cell office:value-type="float" office:value="5" calcext:value-type="float">
            <text:p>5</text:p>
          </table:table-cell>
          <table:table-cell office:value-type="string" calcext:value-type="string">
            <text:p>LG</text:p>
          </table:table-cell>
          <table:table-cell table:formula="of:=&quot;{&quot;&amp;[.$B$1]&amp;&quot;:'&quot;&amp;[.B6]&amp;&quot;'&quot;&amp;&quot;},&quot;" office:value-type="string" office:string-value="{name:'LG'}," calcext:value-type="string">
            <text:p>{name:'LG'},</text:p>
          </table:table-cell>
        </table:table-row>
        <table:table-row table:style-name="ro1">
          <table:table-cell office:value-type="float" office:value="6" calcext:value-type="float">
            <text:p>6</text:p>
          </table:table-cell>
          <table:table-cell office:value-type="string" calcext:value-type="string">
            <text:p>Canon</text:p>
          </table:table-cell>
          <table:table-cell table:formula="of:=&quot;{&quot;&amp;[.$B$1]&amp;&quot;:'&quot;&amp;[.B7]&amp;&quot;'&quot;&amp;&quot;},&quot;" office:value-type="string" office:string-value="{name:'Canon'}," calcext:value-type="string">
            <text:p>{name:'Canon'},</text:p>
          </table:table-cell>
        </table:table-row>
        <table:table-row table:style-name="ro1">
          <table:table-cell office:value-type="float" office:value="7" calcext:value-type="float">
            <text:p>7</text:p>
          </table:table-cell>
          <table:table-cell office:value-type="string" calcext:value-type="string">
            <text:p>Nikon</text:p>
          </table:table-cell>
          <table:table-cell table:formula="of:=&quot;{&quot;&amp;[.$B$1]&amp;&quot;:'&quot;&amp;[.B8]&amp;&quot;'&quot;&amp;&quot;},&quot;" office:value-type="string" office:string-value="{name:'Nikon'}," calcext:value-type="string">
            <text:p>{name:'Nikon'},</text:p>
          </table:table-cell>
        </table:table-row>
        <table:table-row table:style-name="ro1">
          <table:table-cell office:value-type="float" office:value="8" calcext:value-type="float">
            <text:p>8</text:p>
          </table:table-cell>
          <table:table-cell office:value-type="string" calcext:value-type="string">
            <text:p>Sony</text:p>
          </table:table-cell>
          <table:table-cell table:formula="of:=&quot;{&quot;&amp;[.$B$1]&amp;&quot;:'&quot;&amp;[.B9]&amp;&quot;'&quot;&amp;&quot;},&quot;" office:value-type="string" office:string-value="{name:'Sony'}," calcext:value-type="string">
            <text:p>{name:'Sony'},</text:p>
          </table:table-cell>
        </table:table-row>
        <table:table-row table:style-name="ro1">
          <table:table-cell office:value-type="float" office:value="9" calcext:value-type="float">
            <text:p>9</text:p>
          </table:table-cell>
          <table:table-cell office:value-type="string" calcext:value-type="string">
            <text:p>Lenovo</text:p>
          </table:table-cell>
          <table:table-cell table:formula="of:=&quot;{&quot;&amp;[.$B$1]&amp;&quot;:'&quot;&amp;[.B10]&amp;&quot;'&quot;&amp;&quot;},&quot;" office:value-type="string" office:string-value="{name:'Lenovo'}," calcext:value-type="string">
            <text:p>{name:'Lenovo'},</text:p>
          </table:table-cell>
        </table:table-row>
        <table:table-row table:style-name="ro1">
          <table:table-cell office:value-type="float" office:value="10" calcext:value-type="float">
            <text:p>10</text:p>
          </table:table-cell>
          <table:table-cell office:value-type="string" calcext:value-type="string">
            <text:p>Microsoft</text:p>
          </table:table-cell>
          <table:table-cell table:formula="of:=&quot;{&quot;&amp;[.$B$1]&amp;&quot;:'&quot;&amp;[.B11]&amp;&quot;'&quot;&amp;&quot;},&quot;" office:value-type="string" office:string-value="{name:'Microsoft'}," calcext:value-type="string">
            <text:p>{name:'Microsoft'},</text:p>
          </table:table-cell>
        </table:table-row>
        <table:table-row table:style-name="ro1">
          <table:table-cell office:value-type="float" office:value="11" calcext:value-type="float">
            <text:p>11</text:p>
          </table:table-cell>
          <table:table-cell office:value-type="string" calcext:value-type="string">
            <text:p>Toshiba</text:p>
          </table:table-cell>
          <table:table-cell table:formula="of:=&quot;{&quot;&amp;[.$B$1]&amp;&quot;:'&quot;&amp;[.B12]&amp;&quot;'&quot;&amp;&quot;},&quot;" office:value-type="string" office:string-value="{name:'Toshiba'}," calcext:value-type="string">
            <text:p>{name:'Toshiba'},</text:p>
          </table:table-cell>
        </table:table-row>
        <table:table-row table:style-name="ro1">
          <table:table-cell office:value-type="float" office:value="12" calcext:value-type="float">
            <text:p>12</text:p>
          </table:table-cell>
          <table:table-cell office:value-type="string" calcext:value-type="string">
            <text:p>Amazon</text:p>
          </table:table-cell>
          <table:table-cell table:formula="of:=&quot;{&quot;&amp;[.$B$1]&amp;&quot;:'&quot;&amp;[.B13]&amp;&quot;'&quot;&amp;&quot;},&quot;" office:value-type="string" office:string-value="{name:'Amazon'}," calcext:value-type="string">
            <text:p>{name:'Amazon'},</text:p>
          </table:table-cell>
        </table:table-row>
        <table:table-row table:style-name="ro1">
          <table:table-cell office:value-type="float" office:value="13" calcext:value-type="float">
            <text:p>13</text:p>
          </table:table-cell>
          <table:table-cell office:value-type="string" calcext:value-type="string">
            <text:p>Dyson</text:p>
          </table:table-cell>
          <table:table-cell table:formula="of:=&quot;{&quot;&amp;[.$B$1]&amp;&quot;:'&quot;&amp;[.B14]&amp;&quot;'&quot;&amp;&quot;},&quot;" office:value-type="string" office:string-value="{name:'Dyson'}," calcext:value-type="string">
            <text:p>{name:'Dyson'},</text:p>
          </table:table-cell>
        </table:table-row>
        <table:table-row table:style-name="ro1">
          <table:table-cell office:value-type="float" office:value="14" calcext:value-type="float">
            <text:p>14</text:p>
          </table:table-cell>
          <table:table-cell office:value-type="string" calcext:value-type="string">
            <text:p>Epson</text:p>
          </table:table-cell>
          <table:table-cell table:formula="of:=&quot;{&quot;&amp;[.$B$1]&amp;&quot;:'&quot;&amp;[.B15]&amp;&quot;'&quot;&amp;&quot;},&quot;" office:value-type="string" office:string-value="{name:'Epson'}," calcext:value-type="string">
            <text:p>{name:'Epson'},</text:p>
          </table:table-cell>
        </table:table-row>
        <table:table-row table:style-name="ro1">
          <table:table-cell office:value-type="float" office:value="15" calcext:value-type="float">
            <text:p>15</text:p>
          </table:table-cell>
          <table:table-cell office:value-type="string" calcext:value-type="string">
            <text:p>Insignia</text:p>
          </table:table-cell>
          <table:table-cell table:formula="of:=&quot;{&quot;&amp;[.$B$1]&amp;&quot;:'&quot;&amp;[.B16]&amp;&quot;'&quot;&amp;&quot;},&quot;" office:value-type="string" office:string-value="{name:'Insignia'}," calcext:value-type="string">
            <text:p>{name:'Insignia'},</text:p>
          </table:table-cell>
        </table:table-row>
        <table:table-row table:style-name="ro1">
          <table:table-cell office:value-type="float" office:value="16" calcext:value-type="float">
            <text:p>16</text:p>
          </table:table-cell>
          <table:table-cell office:value-type="string" calcext:value-type="string">
            <text:p>Keurig</text:p>
          </table:table-cell>
          <table:table-cell table:formula="of:=&quot;{&quot;&amp;[.$B$1]&amp;&quot;:'&quot;&amp;[.B17]&amp;&quot;'&quot;&amp;&quot;},&quot;" office:value-type="string" office:string-value="{name:'Keurig'}," calcext:value-type="string">
            <text:p>{name:'Keurig'},</text:p>
          </table:table-cell>
        </table:table-row>
        <table:table-row table:style-name="ro1">
          <table:table-cell office:value-type="float" office:value="17" calcext:value-type="float">
            <text:p>17</text:p>
          </table:table-cell>
          <table:table-cell office:value-type="string" calcext:value-type="string">
            <text:p>Nintendo</text:p>
          </table:table-cell>
          <table:table-cell table:formula="of:=&quot;{&quot;&amp;[.$B$1]&amp;&quot;:'&quot;&amp;[.B18]&amp;&quot;'&quot;&amp;&quot;},&quot;" office:value-type="string" office:string-value="{name:'Nintendo'}," calcext:value-type="string">
            <text:p>{name:'Nintendo'},</text:p>
          </table:table-cell>
        </table:table-row>
        <table:table-row table:style-name="ro1">
          <table:table-cell office:value-type="float" office:value="18" calcext:value-type="float">
            <text:p>18</text:p>
          </table:table-cell>
          <table:table-cell office:value-type="string" calcext:value-type="string">
            <text:p>Dynex</text:p>
          </table:table-cell>
          <table:table-cell table:formula="of:=&quot;{&quot;&amp;[.$B$1]&amp;&quot;:'&quot;&amp;[.B19]&amp;&quot;'&quot;&amp;&quot;},&quot;" office:value-type="string" office:string-value="{name:'Dynex'}," calcext:value-type="string">
            <text:p>{name:'Dynex'},</text:p>
          </table:table-cell>
        </table:table-row>
        <table:table-row table:style-name="ro1">
          <table:table-cell office:value-type="float" office:value="19" calcext:value-type="float">
            <text:p>19</text:p>
          </table:table-cell>
          <table:table-cell office:value-type="string" calcext:value-type="string">
            <text:p>Sharp</text:p>
          </table:table-cell>
          <table:table-cell table:formula="of:=&quot;{&quot;&amp;[.$B$1]&amp;&quot;:'&quot;&amp;[.B20]&amp;&quot;'&quot;&amp;&quot;},&quot;" office:value-type="string" office:string-value="{name:'Sharp'}," calcext:value-type="string">
            <text:p>{name:'Sharp'},</text:p>
          </table:table-cell>
        </table:table-row>
        <table:table-row table:style-name="ro1">
          <table:table-cell office:value-type="float" office:value="20" calcext:value-type="float">
            <text:p>20</text:p>
          </table:table-cell>
          <table:table-cell office:value-type="string" calcext:value-type="string">
            <text:p>Vizio</text:p>
          </table:table-cell>
          <table:table-cell table:formula="of:=&quot;{&quot;&amp;[.$B$1]&amp;&quot;:'&quot;&amp;[.B21]&amp;&quot;'&quot;&amp;&quot;},&quot;" office:value-type="string" office:string-value="{name:'Vizio'}," calcext:value-type="string">
            <text:p>{name:'Vizio'},</text:p>
          </table:table-cell>
        </table:table-row>
        <table:table-row table:style-name="ro1">
          <table:table-cell office:value-type="float" office:value="21" calcext:value-type="float">
            <text:p>21</text:p>
          </table:table-cell>
          <table:table-cell office:value-type="string" calcext:value-type="string">
            <text:p>Whirlpool</text:p>
          </table:table-cell>
          <table:table-cell table:formula="of:=&quot;{&quot;&amp;[.$B$1]&amp;&quot;:'&quot;&amp;[.B22]&amp;&quot;'&quot;&amp;&quot;},&quot;" office:value-type="string" office:string-value="{name:'Whirlpool'}," calcext:value-type="string">
            <text:p>{name:'Whirlpool'},</text:p>
          </table:table-cell>
        </table:table-row>
        <table:table-row table:style-name="ro1">
          <table:table-cell office:value-type="float" office:value="22" calcext:value-type="float">
            <text:p>22</text:p>
          </table:table-cell>
          <table:table-cell office:value-type="string" calcext:value-type="string">
            <text:p>KitchenAid</text:p>
          </table:table-cell>
          <table:table-cell table:formula="of:=&quot;{&quot;&amp;[.$B$1]&amp;&quot;:'&quot;&amp;[.B23]&amp;&quot;'&quot;&amp;&quot;},&quot;" office:value-type="string" office:string-value="{name:'KitchenAid'}," calcext:value-type="string">
            <text:p>{name:'KitchenAid'},</text:p>
          </table:table-cell>
        </table:table-row>
        <table:table-row table:style-name="ro1">
          <table:table-cell office:value-type="float" office:value="23" calcext:value-type="float">
            <text:p>23</text:p>
          </table:table-cell>
          <table:table-cell office:value-type="string" calcext:value-type="string">
            <text:p>Logitech</text:p>
          </table:table-cell>
          <table:table-cell table:formula="of:=&quot;{&quot;&amp;[.$B$1]&amp;&quot;:'&quot;&amp;[.B24]&amp;&quot;'&quot;&amp;&quot;},&quot;" office:value-type="string" office:string-value="{name:'Logitech'}," calcext:value-type="string">
            <text:p>{name:'Logitech'},</text:p>
          </table:table-cell>
        </table:table-row>
        <table:table-row table:style-name="ro1">
          <table:table-cell office:value-type="float" office:value="24" calcext:value-type="float">
            <text:p>24</text:p>
          </table:table-cell>
          <table:table-cell office:value-type="string" calcext:value-type="string">
            <text:p>Shark</text:p>
          </table:table-cell>
          <table:table-cell table:formula="of:=&quot;{&quot;&amp;[.$B$1]&amp;&quot;:'&quot;&amp;[.B25]&amp;&quot;'&quot;&amp;&quot;},&quot;" office:value-type="string" office:string-value="{name:'Shark'}," calcext:value-type="string">
            <text:p>{name:'Shark'},</text:p>
          </table:table-cell>
        </table:table-row>
        <table:table-row table:style-name="ro1">
          <table:table-cell office:value-type="float" office:value="25" calcext:value-type="float">
            <text:p>25</text:p>
          </table:table-cell>
          <table:table-cell office:value-type="string" calcext:value-type="string">
            <text:p>Nespresso</text:p>
          </table:table-cell>
          <table:table-cell table:formula="of:=&quot;{&quot;&amp;[.$B$1]&amp;&quot;:'&quot;&amp;[.B26]&amp;&quot;'&quot;&amp;&quot;},&quot;" office:value-type="string" office:string-value="{name:'Nespresso'}," calcext:value-type="string">
            <text:p>{name:'Nespresso'},</text:p>
          </table:table-cell>
        </table:table-row>
        <table:table-row table:style-name="ro1">
          <table:table-cell office:value-type="float" office:value="26" calcext:value-type="float">
            <text:p>26</text:p>
          </table:table-cell>
          <table:table-cell office:value-type="string" calcext:value-type="string">
            <text:p>Cuisinart</text:p>
          </table:table-cell>
          <table:table-cell table:formula="of:=&quot;{&quot;&amp;[.$B$1]&amp;&quot;:'&quot;&amp;[.B27]&amp;&quot;'&quot;&amp;&quot;},&quot;" office:value-type="string" office:string-value="{name:'Cuisinart'}," calcext:value-type="string">
            <text:p>{name:'Cuisinart'},</text:p>
          </table:table-cell>
        </table:table-row>
        <table:table-row table:style-name="ro1">
          <table:table-cell office:value-type="float" office:value="27" calcext:value-type="float">
            <text:p>27</text:p>
          </table:table-cell>
          <table:table-cell office:value-type="string" calcext:value-type="string">
            <text:p>Philips</text:p>
          </table:table-cell>
          <table:table-cell table:formula="of:=&quot;{&quot;&amp;[.$B$1]&amp;&quot;:'&quot;&amp;[.B28]&amp;&quot;'&quot;&amp;&quot;},&quot;" office:value-type="string" office:string-value="{name:'Philips'}," calcext:value-type="string">
            <text:p>{name:'Philips'},</text:p>
          </table:table-cell>
        </table:table-row>
        <table:table-row table:style-name="ro1">
          <table:table-cell office:value-type="float" office:value="28" calcext:value-type="float">
            <text:p>28</text:p>
          </table:table-cell>
          <table:table-cell office:value-type="string" calcext:value-type="string">
            <text:p>GE Appliances</text:p>
          </table:table-cell>
          <table:table-cell table:formula="of:=&quot;{&quot;&amp;[.$B$1]&amp;&quot;:'&quot;&amp;[.B29]&amp;&quot;'&quot;&amp;&quot;},&quot;" office:value-type="string" office:string-value="{name:'GE Appliances'}," calcext:value-type="string">
            <text:p>{name:'GE Appliances'},</text:p>
          </table:table-cell>
        </table:table-row>
        <table:table-row table:style-name="ro1">
          <table:table-cell office:value-type="float" office:value="29" calcext:value-type="float">
            <text:p>29</text:p>
          </table:table-cell>
          <table:table-cell office:value-type="string" calcext:value-type="string">
            <text:p>Hisense</text:p>
          </table:table-cell>
          <table:table-cell table:formula="of:=&quot;{&quot;&amp;[.$B$1]&amp;&quot;:'&quot;&amp;[.B30]&amp;&quot;'&quot;&amp;&quot;},&quot;" office:value-type="string" office:string-value="{name:'Hisense'}," calcext:value-type="string">
            <text:p>{name:'Hisense'},</text:p>
          </table:table-cell>
        </table:table-row>
        <table:table-row table:style-name="ro1">
          <table:table-cell office:value-type="float" office:value="30" calcext:value-type="float">
            <text:p>30</text:p>
          </table:table-cell>
          <table:table-cell office:value-type="string" calcext:value-type="string">
            <text:p>iRobot</text:p>
          </table:table-cell>
          <table:table-cell table:formula="of:=&quot;{&quot;&amp;[.$B$1]&amp;&quot;:'&quot;&amp;[.B31]&amp;&quot;'&quot;&amp;&quot;},&quot;" office:value-type="string" office:string-value="{name:'iRobot'}," calcext:value-type="string">
            <text:p>{name:'iRobot'},</text:p>
          </table:table-cell>
        </table:table-row>
        <table:table-row table:style-name="ro1">
          <table:table-cell office:value-type="float" office:value="31" calcext:value-type="float">
            <text:p>31</text:p>
          </table:table-cell>
          <table:table-cell office:value-type="string" calcext:value-type="string">
            <text:p>Wacom</text:p>
          </table:table-cell>
          <table:table-cell table:formula="of:=&quot;{&quot;&amp;[.$B$1]&amp;&quot;:'&quot;&amp;[.B32]&amp;&quot;'&quot;&amp;&quot;},&quot;" office:value-type="string" office:string-value="{name:'Wacom'}," calcext:value-type="string">
            <text:p>{name:'Wacom'},</text:p>
          </table:table-cell>
        </table:table-row>
        <table:table-row table:style-name="ro1">
          <table:table-cell office:value-type="float" office:value="32" calcext:value-type="float">
            <text:p>32</text:p>
          </table:table-cell>
          <table:table-cell office:value-type="string" calcext:value-type="string">
            <text:p>Nintendo</text:p>
          </table:table-cell>
          <table:table-cell table:formula="of:=&quot;{&quot;&amp;[.$B$1]&amp;&quot;:'&quot;&amp;[.B33]&amp;&quot;'&quot;&amp;&quot;},&quot;" office:value-type="string" office:string-value="{name:'Nintendo'}," calcext:value-type="string">
            <text:p>{name:'Nintendo'},</text:p>
          </table:table-cell>
        </table:table-row>
        <table:table-row table:style-name="ro1">
          <table:table-cell office:value-type="float" office:value="33" calcext:value-type="float">
            <text:p>33</text:p>
          </table:table-cell>
          <table:table-cell office:value-type="string" calcext:value-type="string">
            <text:p>Ninja</text:p>
          </table:table-cell>
          <table:table-cell table:formula="of:=&quot;{&quot;&amp;[.$B$1]&amp;&quot;:'&quot;&amp;[.B34]&amp;&quot;'&quot;&amp;&quot;},&quot;" office:value-type="string" office:string-value="{name:'Ninja'}," calcext:value-type="string">
            <text:p>{name:'Ninja'},</text:p>
          </table:table-cell>
        </table:table-row>
        <table:table-row table:style-name="ro1">
          <table:table-cell office:value-type="float" office:value="34" calcext:value-type="float">
            <text:p>34</text:p>
          </table:table-cell>
          <table:table-cell office:value-type="string" calcext:value-type="string">
            <text:p>Goodman</text:p>
          </table:table-cell>
          <table:table-cell table:formula="of:=&quot;{&quot;&amp;[.$B$1]&amp;&quot;:'&quot;&amp;[.B35]&amp;&quot;'&quot;&amp;&quot;},&quot;" office:value-type="string" office:string-value="{name:'Goodman'}," calcext:value-type="string">
            <text:p>{name:'Goodman'},</text:p>
          </table:table-cell>
        </table:table-row>
        <table:table-row table:style-name="ro1">
          <table:table-cell office:value-type="float" office:value="35" calcext:value-type="float">
            <text:p>35</text:p>
          </table:table-cell>
          <table:table-cell office:value-type="string" calcext:value-type="string">
            <text:p>Frigidaire</text:p>
          </table:table-cell>
          <table:table-cell table:formula="of:=&quot;{&quot;&amp;[.$B$1]&amp;&quot;:'&quot;&amp;[.B36]&amp;&quot;'&quot;&amp;&quot;},&quot;" office:value-type="string" office:string-value="{name:'Frigidaire'}," calcext:value-type="string">
            <text:p>{name:'Frigidaire'},</text:p>
          </table:table-cell>
        </table:table-row>
        <table:table-row table:style-name="ro1">
          <table:table-cell office:value-type="float" office:value="36" calcext:value-type="float">
            <text:p>36</text:p>
          </table:table-cell>
          <table:table-cell office:value-type="string" calcext:value-type="string">
            <text:p>Friedrich</text:p>
          </table:table-cell>
          <table:table-cell table:formula="of:=&quot;{&quot;&amp;[.$B$1]&amp;&quot;:'&quot;&amp;[.B37]&amp;&quot;'&quot;&amp;&quot;},&quot;" office:value-type="string" office:string-value="{name:'Friedrich'}," calcext:value-type="string">
            <text:p>{name:'Friedrich'},</text:p>
          </table:table-cell>
        </table:table-row>
        <table:table-row table:style-name="ro1">
          <table:table-cell office:value-type="float" office:value="37" calcext:value-type="float">
            <text:p>37</text:p>
          </table:table-cell>
          <table:table-cell office:value-type="string" calcext:value-type="string">
            <text:p>Other</text:p>
          </table:table-cell>
          <table:table-cell table:formula="of:=&quot;{&quot;&amp;[.$B$1]&amp;&quot;:'&quot;&amp;[.B38]&amp;&quot;'&quot;&amp;&quot;}&quot;" office:value-type="string" office:string-value="{name:'Other'}" calcext:value-type="string">
            <text:p>{name:'Other'}</text:p>
          </table:table-cell>
        </table:table-row>
      </table:table>
      <table:table table:name="Videos" table:style-name="ta1">
        <table:table-column table:style-name="co1" table:number-columns-repeated="6" table:default-cell-style-name="Default"/>
        <table:table-row table:style-name="ro1">
          <table:table-cell office:value-type="string" calcext:value-type="string">
            <text:p>name:</text:p>
          </table:table-cell>
          <table:table-cell office:value-type="string" calcext:value-type="string">
            <text:p>description:</text:p>
          </table:table-cell>
          <table:table-cell office:value-type="string" calcext:value-type="string">
            <text:p>url:</text:p>
          </table:table-cell>
          <table:table-cell office:value-type="string" calcext:value-type="string">
            <text:p>brand_id:</text:p>
          </table:table-cell>
          <table:table-cell office:value-type="string" calcext:value-type="string">
            <text:p>category_id:</text:p>
          </table:table-cell>
          <table:table-cell office:value-type="string" calcext:value-type="string">
            <text:p>code</text:p>
          </table:table-cell>
        </table:table-row>
        <table:table-row table:style-name="ro1">
          <table:table-cell office:value-type="string" calcext:value-type="string">
            <text:p>"Pair power/volume button on Amazon Firestick"</text:p>
          </table:table-cell>
          <table:table-cell office:value-type="string" calcext:value-type="string">
            <text:p>"In this short video I show you the steps to sync your Amazon Fire TV remote with the volume/power buttons to your tv. This is the 2nd gen Firestick remote with the volume/power button controls."</text:p>
          </table:table-cell>
          <table:table-cell office:value-type="string" calcext:value-type="string">
            <text:p>"<text:a xlink:href="https://www.youtube.com/watch?v=rrkxz2VWwmM" xlink:type="simple">https://www.youtube.com/watch?v=rrkxz2VWwmM</text:a>"</text:p>
          </table:table-cell>
          <table:table-cell office:value-type="float" office:value="12" calcext:value-type="float">
            <text:p>12</text:p>
          </table:table-cell>
          <table:table-cell office:value-type="float" office:value="5" calcext:value-type="float">
            <text:p>5</text:p>
          </table:table-cell>
          <table:table-cell table:formula="of:=&quot;{&quot;&amp;[.$A$1]&amp;[.A2]&amp;&quot;, &quot;&amp;[.$B$1]&amp;[.B2]&amp;&quot;, &quot;&amp;[.$C$1]&amp;[.C2]&amp;&quot;, &quot;&amp;[.$D$1]&amp;[.D2]&amp;&quot;, &quot;&amp;[.$E$1]&amp;[.E2]&amp;&quot;},&quot;" office:value-type="string" office:string-value="{name:&quot;Pair power/volume button on Amazon Firestick&quot;, description:&quot;In this short video I show you the steps to sync your Amazon Fire TV remote with the volume/power buttons to your tv. This is the 2nd gen Firestick remote with the volume/power button controls.&quot;, url:&quot;https://www.youtube.com/watch?v=rrkxz2VWwmM&quot;, brand_id:12, category_id:5}," calcext:value-type="string">
            <text:p>{name:"Pair power/volume button on Amazon Firestick", description:"In this short video I show you the steps to sync your Amazon Fire TV remote with the volume/power buttons to your tv. This is the 2nd gen Firestick remote with the volume/power button controls.", url:"https://www.youtube.com/watch?v=rrkxz2VWwmM", brand_id:12, category_id:5},</text:p>
          </table:table-cell>
        </table:table-row>
        <table:table-row table:style-name="ro1">
          <table:table-cell office:value-type="string" calcext:value-type="string">
            <text:p>"Microwave Won’t Turn On - No Power on Microwave"</text:p>
          </table:table-cell>
          <table:table-cell office:value-type="string" calcext:value-type="string">
            <text:p>"There are multiple things that can go bad on an older microwave that cause it not to function properly. This video shows how to locate the issue when there is no power at all."</text:p>
          </table:table-cell>
          <table:table-cell office:value-type="string" calcext:value-type="string">
            <text:p>"<text:a xlink:href="https://www.youtube.com/watch?v=8i3iYtQOih4" xlink:type="simple">https://www.youtube.com/watch?v=8i3iYtQOih4</text:a>"</text:p>
          </table:table-cell>
          <table:table-cell office:value-type="float" office:value="37" calcext:value-type="float">
            <text:p>37</text:p>
          </table:table-cell>
          <table:table-cell office:value-type="float" office:value="6" calcext:value-type="float">
            <text:p>6</text:p>
          </table:table-cell>
          <table:table-cell table:formula="of:=&quot;{&quot;&amp;[.$A$1]&amp;[.A3]&amp;&quot;, &quot;&amp;[.$B$1]&amp;[.B3]&amp;&quot;, &quot;&amp;[.$C$1]&amp;[.C3]&amp;&quot;, &quot;&amp;[.$D$1]&amp;[.D3]&amp;&quot;, &quot;&amp;[.$E$1]&amp;[.E3]&amp;&quot;},&quot;" office:value-type="string" office:string-value="{name:&quot;Microwave Won’t Turn On - No Power on Microwave&quot;, description:&quot;There are multiple things that can go bad on an older microwave that cause it not to function properly. This video shows how to locate the issue when there is no power at all.&quot;, url:&quot;https://www.youtube.com/watch?v=8i3iYtQOih4&quot;, brand_id:37, category_id:6}," calcext:value-type="string">
            <text:p>{name:"Microwave Won’t Turn On - No Power on Microwave", description:"There are multiple things that can go bad on an older microwave that cause it not to function properly. This video shows how to locate the issue when there is no power at all.", url:"https://www.youtube.com/watch?v=8i3iYtQOih4", brand_id:37, category_id:6},</text:p>
          </table:table-cell>
        </table:table-row>
        <table:table-row table:style-name="ro1">
          <table:table-cell office:value-type="string" calcext:value-type="string">
            <text:p>"How To Open/Disassemble a PS4"</text:p>
          </table:table-cell>
          <table:table-cell office:value-type="string" calcext:value-type="string">
            <text:p>"How to disassemble the PS4 to get access to the Motherboard, Disc Drive, Hard Drive and PSU for repair, cleaning or modification."</text:p>
          </table:table-cell>
          <table:table-cell office:value-type="string" calcext:value-type="string">
            <text:p>"<text:a xlink:href="https://www.youtube.com/watch?v=WVzWK3H3iN4" xlink:type="simple">https://www.youtube.com/watch?v=WVzWK3H3iN4</text:a>"</text:p>
          </table:table-cell>
          <table:table-cell office:value-type="float" office:value="8" calcext:value-type="float">
            <text:p>8</text:p>
          </table:table-cell>
          <table:table-cell office:value-type="float" office:value="27" calcext:value-type="float">
            <text:p>27</text:p>
          </table:table-cell>
          <table:table-cell table:formula="of:=&quot;{&quot;&amp;[.$A$1]&amp;[.A4]&amp;&quot;, &quot;&amp;[.$B$1]&amp;[.B4]&amp;&quot;, &quot;&amp;[.$C$1]&amp;[.C4]&amp;&quot;, &quot;&amp;[.$D$1]&amp;[.D4]&amp;&quot;, &quot;&amp;[.$E$1]&amp;[.E4]&amp;&quot;},&quot;" office:value-type="string" office:string-value="{name:&quot;How To Open/Disassemble a PS4&quot;, description:&quot;How to disassemble the PS4 to get access to the Motherboard, Disc Drive, Hard Drive and PSU for repair, cleaning or modification.&quot;, url:&quot;https://www.youtube.com/watch?v=WVzWK3H3iN4&quot;, brand_id:8, category_id:27}," calcext:value-type="string">
            <text:p>{name:"How To Open/Disassemble a PS4", description:"How to disassemble the PS4 to get access to the Motherboard, Disc Drive, Hard Drive and PSU for repair, cleaning or modification.", url:"https://www.youtube.com/watch?v=WVzWK3H3iN4", brand_id:8, category_id:27},</text:p>
          </table:table-cell>
        </table:table-row>
        <table:table-row table:style-name="ro1">
          <table:table-cell office:value-type="string" calcext:value-type="string">
            <text:p>"AC Wont Turn On - The Most Common Fix"</text:p>
          </table:table-cell>
          <table:table-cell office:value-type="string" calcext:value-type="string">
            <text:p>"AC wont turn on and The Most Common Fix. Is your inside fan working but the unit outside not turning on? There's a very good chance that you have a blown capacitor. Often times you will hear the outside unit buzz for a few seconds as if trying to start and then stops. In this video I show you how to locate, read the rating, replace, and measure the dual capacitor. This is the most common air conditioner repair. BUT.. Keep in mind that this is not a fix it all repair. Its common, but there could be many other things that can go wrong. Let me know in the comments below if you have a problematic AC. I will try to walk you through it ;)"</text:p>
          </table:table-cell>
          <table:table-cell office:value-type="string" calcext:value-type="string">
            <text:p>"<text:a xlink:href="https://www.youtube.com/watch?v=C82HvbvP08E" xlink:type="simple">https://www.youtube.com/watch?v=C82HvbvP08E</text:a>"</text:p>
          </table:table-cell>
          <table:table-cell office:value-type="float" office:value="35" calcext:value-type="float">
            <text:p>35</text:p>
          </table:table-cell>
          <table:table-cell office:value-type="float" office:value="18" calcext:value-type="float">
            <text:p>18</text:p>
          </table:table-cell>
          <table:table-cell table:formula="of:=&quot;{&quot;&amp;[.$A$1]&amp;[.A5]&amp;&quot;, &quot;&amp;[.$B$1]&amp;[.B5]&amp;&quot;, &quot;&amp;[.$C$1]&amp;[.C5]&amp;&quot;, &quot;&amp;[.$D$1]&amp;[.D5]&amp;&quot;, &quot;&amp;[.$E$1]&amp;[.E5]&amp;&quot;},&quot;" office:value-type="string" office:string-value="{name:&quot;AC Wont Turn On - The Most Common Fix&quot;, description:&quot;AC wont turn on and The Most Common Fix. Is your inside fan working but the unit outside not turning on? There's a very good chance that you have a blown capacitor. Often times you will hear the outside unit buzz for a few seconds as if trying to start and then stops. In this video I show you how to locate, read the rating, replace, and measure the dual capacitor. This is the most common air conditioner repair. BUT.. Keep in mind that this is not a fix it all repair. Its common, but there could be many other things that can go wrong. Let me know in the comments below if you have a problematic AC. I will try to walk you through it ;)&quot;, url:&quot;https://www.youtube.com/watch?v=C82HvbvP08E&quot;, brand_id:35, category_id:18}," calcext:value-type="string">
            <text:p>{name:"AC Wont Turn On - The Most Common Fix", description:"AC wont turn on and The Most Common Fix. Is your inside fan working but the unit outside not turning on? There's a very good chance that you have a blown capacitor. Often times you will hear the outside unit buzz for a few seconds as if trying to start and then stops. In this video I show you how to locate, read the rating, replace, and measure the dual capacitor. This is the most common air conditioner repair. BUT.. Keep in mind that this is not a fix it all repair. Its common, but there could be many other things that can go wrong. Let me know in the comments below if you have a problematic AC. I will try to walk you through it ;)", url:"https://www.youtube.com/watch?v=C82HvbvP08E", brand_id:35, category_id:18},</text:p>
          </table:table-cell>
        </table:table-row>
        <table:table-row table:style-name="ro1">
          <table:table-cell office:value-type="string" calcext:value-type="string">
            <text:p>“Canon LV-LP22 Projector Lamp Replacement Video Guide”</text:p>
          </table:table-cell>
          <table:table-cell office:value-type="string" calcext:value-type="string">
            <text:p>“Here is a video guide that shows you step by step how to replace the lamp LV-LP22 inside of your Projector Canon”</text:p>
          </table:table-cell>
          <table:table-cell office:value-type="string" calcext:value-type="string">
            <text:p>“<text:a xlink:href="https://www.youtube.com/watch?v=5GDvKHk2ENI" xlink:type="simple">https://www.youtube.com/watch?v=5GDvKHk2ENI</text:a>”</text:p>
          </table:table-cell>
          <table:table-cell office:value-type="float" office:value="6" calcext:value-type="float">
            <text:p>6</text:p>
          </table:table-cell>
          <table:table-cell office:value-type="float" office:value="3" calcext:value-type="float">
            <text:p>3</text:p>
          </table:table-cell>
          <table:table-cell table:formula="of:=&quot;{&quot;&amp;[.$A$1]&amp;[.A6]&amp;&quot;, &quot;&amp;[.$B$1]&amp;[.B6]&amp;&quot;, &quot;&amp;[.$C$1]&amp;[.C6]&amp;&quot;, &quot;&amp;[.$D$1]&amp;[.D6]&amp;&quot;, &quot;&amp;[.$E$1]&amp;[.E6]&amp;&quot;},&quot;" office:value-type="string" office:string-value="{name:“Canon LV-LP22 Projector Lamp Replacement Video Guide”, description:“Here is a video guide that shows you step by step how to replace the lamp LV-LP22 inside of your Projector Canon”, url:“https://www.youtube.com/watch?v=5GDvKHk2ENI”, brand_id:6, category_id:3}," calcext:value-type="string">
            <text:p>{name:“Canon LV-LP22 Projector Lamp Replacement Video Guide”, description:“Here is a video guide that shows you step by step how to replace the lamp LV-LP22 inside of your Projector Canon”, url:“https://www.youtube.com/watch?v=5GDvKHk2ENI”, brand_id:6, category_id:3},</text:p>
          </table:table-cell>
        </table:table-row>
        <table:table-row table:style-name="ro1">
          <table:table-cell office:value-type="string" calcext:value-type="string">
            <text:p>“How do I change air conditioner capacitor”</text:p>
          </table:table-cell>
          <table:table-cell office:value-type="string" calcext:value-type="string">
            <text:p>“Information on replacing capacitor for an air conditioner unit provided by Shortys HVAC Supplies. Check us out at www.shortyshvac.com or give us a call at 877-821-8770. Let us help you save money.”</text:p>
          </table:table-cell>
          <table:table-cell table:style-name="ce3" office:value-type="string" calcext:value-type="string">
            <text:p>“<text:a xlink:href="https://www.youtube.com/watch?v=WSyZHOjlbMs" xlink:type="simple">https://www.youtube.com/watch?v=WSyZHOjlbMs</text:a>”</text:p>
          </table:table-cell>
          <table:table-cell office:value-type="float" office:value="28" calcext:value-type="float">
            <text:p>28</text:p>
          </table:table-cell>
          <table:table-cell office:value-type="float" office:value="18" calcext:value-type="float">
            <text:p>18</text:p>
          </table:table-cell>
          <table:table-cell table:formula="of:=&quot;{&quot;&amp;[.$A$1]&amp;[.A7]&amp;&quot;, &quot;&amp;[.$B$1]&amp;[.B7]&amp;&quot;, &quot;&amp;[.$C$1]&amp;[.C7]&amp;&quot;, &quot;&amp;[.$D$1]&amp;[.D7]&amp;&quot;, &quot;&amp;[.$E$1]&amp;[.E7]&amp;&quot;},&quot;" office:value-type="string" office:string-value="{name:“How do I change air conditioner capacitor”, description:“Information on replacing capacitor for an air conditioner unit provided by Shortys HVAC Supplies. Check us out at www.shortyshvac.com or give us a call at 877-821-8770. Let us help you save money.”, url:“https://www.youtube.com/watch?v=WSyZHOjlbMs”, brand_id:28, category_id:18}," calcext:value-type="string">
            <text:p>{name:“How do I change air conditioner capacitor”, description:“Information on replacing capacitor for an air conditioner unit provided by Shortys HVAC Supplies. Check us out at www.shortyshvac.com or give us a call at 877-821-8770. Let us help you save money.”, url:“https://www.youtube.com/watch?v=WSyZHOjlbMs”, brand_id:28, category_id:18},</text:p>
          </table:table-cell>
        </table:table-row>
        <table:table-row table:style-name="ro1">
          <table:table-cell office:value-type="string" calcext:value-type="string">
            <text:p>“LG TV Flickering Problem FIX - TV LED Back Lights Flickering”</text:p>
          </table:table-cell>
          <table:table-cell office:value-type="string" calcext:value-type="string">
            <text:p>“In this video I show you how to fix your LG TV that flickers, it will go on and then off every few seconds. This is a known problem for LG TV's even though they are only a couple years old, what will go bad are the LED lights or it could be your power supply or both. Thanks for watching.”</text:p>
          </table:table-cell>
          <table:table-cell table:style-name="ce3" office:value-type="string" calcext:value-type="string">
            <text:p>“<text:a xlink:href="https://www.youtube.com/watch?v=Fva__AeWMW0" xlink:type="simple">https://www.youtube.com/watch?v=Fva__AeWMW0</text:a>”</text:p>
          </table:table-cell>
          <table:table-cell office:value-type="float" office:value="5" calcext:value-type="float">
            <text:p>5</text:p>
          </table:table-cell>
          <table:table-cell office:value-type="float" office:value="1" calcext:value-type="float">
            <text:p>1</text:p>
          </table:table-cell>
          <table:table-cell table:formula="of:=&quot;{&quot;&amp;[.$A$1]&amp;[.A8]&amp;&quot;, &quot;&amp;[.$B$1]&amp;[.B8]&amp;&quot;, &quot;&amp;[.$C$1]&amp;[.C8]&amp;&quot;, &quot;&amp;[.$D$1]&amp;[.D8]&amp;&quot;, &quot;&amp;[.$E$1]&amp;[.E8]&amp;&quot;},&quot;" office:value-type="string" office:string-value="{name:“LG TV Flickering Problem FIX - TV LED Back Lights Flickering”, description:“In this video I show you how to fix your LG TV that flickers, it will go on and then off every few seconds. This is a known problem for LG TV's even though they are only a couple years old, what will go bad are the LED lights or it could be your power supply or both. Thanks for watching.”, url:“https://www.youtube.com/watch?v=Fva__AeWMW0”, brand_id:5, category_id:1}," calcext:value-type="string">
            <text:p>{name:“LG TV Flickering Problem FIX - TV LED Back Lights Flickering”, description:“In this video I show you how to fix your LG TV that flickers, it will go on and then off every few seconds. This is a known problem for LG TV's even though they are only a couple years old, what will go bad are the LED lights or it could be your power supply or both. Thanks for watching.”, url:“https://www.youtube.com/watch?v=Fva__AeWMW0”, brand_id:5, category_id:1},</text:p>
          </table:table-cell>
        </table:table-row>
        <table:table-row table:style-name="ro1">
          <table:table-cell office:value-type="string" calcext:value-type="string">
            <text:p>“Dell Inspiron Black Screen Fix - Simple Home Fix”</text:p>
          </table:table-cell>
          <table:table-cell office:value-type="string" calcext:value-type="string">
            <text:p>“how to fix black screen on windows 10“</text:p>
          </table:table-cell>
          <table:table-cell office:value-type="string" calcext:value-type="string">
            <text:p>“<text:a xlink:href="https://www.youtube.com/watch?v=ifDOiLADj7E" xlink:type="simple">https://www.youtube.com/watch?v=ifDOiLADj7E</text:a>”</text:p>
          </table:table-cell>
          <table:table-cell office:value-type="float" office:value="2" calcext:value-type="float">
            <text:p>2</text:p>
          </table:table-cell>
          <table:table-cell office:value-type="float" office:value="13" calcext:value-type="float">
            <text:p>13</text:p>
          </table:table-cell>
          <table:table-cell table:formula="of:=&quot;{&quot;&amp;[.$A$1]&amp;[.A9]&amp;&quot;, &quot;&amp;[.$B$1]&amp;[.B9]&amp;&quot;, &quot;&amp;[.$C$1]&amp;[.C9]&amp;&quot;, &quot;&amp;[.$D$1]&amp;[.D9]&amp;&quot;, &quot;&amp;[.$E$1]&amp;[.E9]&amp;&quot;},&quot;" office:value-type="string" office:string-value="{name:“Dell Inspiron Black Screen Fix - Simple Home Fix”, description:“how to fix black screen on windows 10“, url:“https://www.youtube.com/watch?v=ifDOiLADj7E”, brand_id:2, category_id:13}," calcext:value-type="string">
            <text:p>{name:“Dell Inspiron Black Screen Fix - Simple Home Fix”, description:“how to fix black screen on windows 10“, url:“https://www.youtube.com/watch?v=ifDOiLADj7E”, brand_id:2, category_id:13},</text:p>
          </table:table-cell>
        </table:table-row>
        <table:table-row table:style-name="ro1">
          <table:table-cell office:value-type="string" calcext:value-type="string">
            <text:p>“Lenovo Laptop Keyboard Replacement | Change in 5 Easy Minutes (Ideapad G580)”</text:p>
          </table:table-cell>
          <table:table-cell office:value-type="string" calcext:value-type="string">
            <text:p>“Hi Lenovo G Series users , this video will help you to figure out "How to Change keyboard of Lenovo G580 Laptop" . In this Laptop the problem is , some time Bios is opening automatically <text:s/>at startup, some of the keys are not working and a "Sticky key" pop up appears at the windows startup. Its look like Like a software problem you will desire to format your Laptop but this is not a right decision. You should have to unplug your laptop's keyboard and take a chance by cleaning dust from it then re plug the keyboard, if this doesn't work then the final step is to change the keyboard. Buy the keyboard from your nearest Laptop parts shops. Then follow the video , my video showed the perfect and the best Lenovo G580 Keyboard Replacement project in detail. It is quick and easy , try it by yourself. Thank you for watching our video SUBSCRIBE our channel for more videos like this. We upload only useful tech videos in High Quality and in detail.”</text:p>
          </table:table-cell>
          <table:table-cell office:value-type="string" calcext:value-type="string">
            <text:p>“<text:a xlink:href="https://www.youtube.com/watch?v=yOE2-XesL5M" xlink:type="simple">https://www.youtube.com/watch?v=yOE2-XesL5M</text:a>”</text:p>
          </table:table-cell>
          <table:table-cell office:value-type="float" office:value="9" calcext:value-type="float">
            <text:p>9</text:p>
          </table:table-cell>
          <table:table-cell office:value-type="float" office:value="13" calcext:value-type="float">
            <text:p>13</text:p>
          </table:table-cell>
          <table:table-cell table:formula="of:=&quot;{&quot;&amp;[.$A$1]&amp;[.A10]&amp;&quot;, &quot;&amp;[.$B$1]&amp;[.B10]&amp;&quot;, &quot;&amp;[.$C$1]&amp;[.C10]&amp;&quot;, &quot;&amp;[.$D$1]&amp;[.D10]&amp;&quot;, &quot;&amp;[.$E$1]&amp;[.E10]&amp;&quot;},&quot;" office:value-type="string" office:string-value="{name:“Lenovo Laptop Keyboard Replacement | Change in 5 Easy Minutes (Ideapad G580)”, description:“Hi Lenovo G Series users , this video will help you to figure out &quot;How to Change keyboard of Lenovo G580 Laptop&quot; . In this Laptop the problem is , some time Bios is opening automatically  at startup, some of the keys are not working and a &quot;Sticky key&quot; pop up appears at the windows startup. Its look like Like a software problem you will desire to format your Laptop but this is not a right decision. You should have to unplug your laptop's keyboard and take a chance by cleaning dust from it then re plug the keyboard, if this doesn't work then the final step is to change the keyboard. Buy the keyboard from your nearest Laptop parts shops. Then follow the video , my video showed the perfect and the best Lenovo G580 Keyboard Replacement project in detail. It is quick and easy , try it by yourself. Thank you for watching our video SUBSCRIBE our channel for more videos like this. We upload only useful tech videos in High Quality and in detail.”, url:“https://www.youtube.com/watch?v=yOE2-XesL5M”, brand_id:9, category_id:13}," calcext:value-type="string">
            <text:p>{name:“Lenovo Laptop Keyboard Replacement | Change in 5 Easy Minutes (Ideapad G580)”, description:“Hi Lenovo G Series users , this video will help you to figure out "How to Change keyboard of Lenovo G580 Laptop" . In this Laptop the problem is , some time Bios is opening automatically <text:s/>at startup, some of the keys are not working and a "Sticky key" pop up appears at the windows startup. Its look like Like a software problem you will desire to format your Laptop but this is not a right decision. You should have to unplug your laptop's keyboard and take a chance by cleaning dust from it then re plug the keyboard, if this doesn't work then the final step is to change the keyboard. Buy the keyboard from your nearest Laptop parts shops. Then follow the video , my video showed the perfect and the best Lenovo G580 Keyboard Replacement project in detail. It is quick and easy , try it by yourself. Thank you for watching our video SUBSCRIBE our channel for more videos like this. We upload only useful tech videos in High Quality and in detail.”, url:“https://www.youtube.com/watch?v=yOE2-XesL5M”, brand_id:9, category_id:13},</text:p>
          </table:table-cell>
        </table:table-row>
        <table:table-row table:style-name="ro1">
          <table:table-cell office:value-type="string" calcext:value-type="string">
            <text:p>“Dryer Repair- Replacing the Thermal Fuse (Whirlpool Part# 3392519)”</text:p>
          </table:table-cell>
          <table:table-cell office:value-type="string" calcext:value-type="string">
            <text:p>“If your dryer is having any of these symptoms, then replacing the Thermal Fuse could solve your appliance problem.”</text:p>
          </table:table-cell>
          <table:table-cell office:value-type="string" calcext:value-type="string">
            <text:p>“<text:a xlink:href="https://www.youtube.com/watch?v=ajDWK7x1J5Q" xlink:type="simple">https://www.youtube.com/watch?v=ajDWK7x1J5Q</text:a>”</text:p>
          </table:table-cell>
          <table:table-cell office:value-type="float" office:value="21" calcext:value-type="float">
            <text:p>21</text:p>
          </table:table-cell>
          <table:table-cell office:value-type="float" office:value="24" calcext:value-type="float">
            <text:p>24</text:p>
          </table:table-cell>
          <table:table-cell table:formula="of:=&quot;{&quot;&amp;[.$A$1]&amp;[.A11]&amp;&quot;, &quot;&amp;[.$B$1]&amp;[.B11]&amp;&quot;, &quot;&amp;[.$C$1]&amp;[.C11]&amp;&quot;, &quot;&amp;[.$D$1]&amp;[.D11]&amp;&quot;, &quot;&amp;[.$E$1]&amp;[.E11]&amp;&quot;},&quot;" office:value-type="string" office:string-value="{name:“Dryer Repair- Replacing the Thermal Fuse (Whirlpool Part# 3392519)”, description:“If your dryer is having any of these symptoms, then replacing the Thermal Fuse could solve your appliance problem.”, url:“https://www.youtube.com/watch?v=ajDWK7x1J5Q”, brand_id:21, category_id:24}," calcext:value-type="string">
            <text:p>{name:“Dryer Repair- Replacing the Thermal Fuse (Whirlpool Part# 3392519)”, description:“If your dryer is having any of these symptoms, then replacing the Thermal Fuse could solve your appliance problem.”, url:“https://www.youtube.com/watch?v=ajDWK7x1J5Q”, brand_id:21, category_id:24},</text:p>
          </table:table-cell>
        </table:table-row>
        <table:table-row table:style-name="ro1">
          <table:table-cell office:value-type="string" calcext:value-type="string">
            <text:p>“Top-Load Washer Won’t Spin — Washing Machine Troubleshooting”</text:p>
          </table:table-cell>
          <table:table-cell office:value-type="string" calcext:value-type="string">
            <text:p>“Washing machine not spinning? This video provides information on how to troubleshoot a top-load washer that won’t spin and the most likely defective parts associated with this problem.”</text:p>
          </table:table-cell>
          <table:table-cell office:value-type="string" calcext:value-type="string">
            <text:p>“https://www.youtube.com/watch?v=LMgRO4GAgBg”</text:p>
          </table:table-cell>
          <table:table-cell office:value-type="float" office:value="28" calcext:value-type="float">
            <text:p>28</text:p>
          </table:table-cell>
          <table:table-cell office:value-type="float" office:value="23" calcext:value-type="float">
            <text:p>23</text:p>
          </table:table-cell>
          <table:table-cell table:formula="of:=&quot;{&quot;&amp;[.$A$1]&amp;[.A12]&amp;&quot;, &quot;&amp;[.$B$1]&amp;[.B12]&amp;&quot;, &quot;&amp;[.$C$1]&amp;[.C12]&amp;&quot;, &quot;&amp;[.$D$1]&amp;[.D12]&amp;&quot;, &quot;&amp;[.$E$1]&amp;[.E12]&amp;&quot;}&quot;" office:value-type="string" office:string-value="{name:“Top-Load Washer Won’t Spin — Washing Machine Troubleshooting”, description:“Washing machine not spinning? This video provides information on how to troubleshoot a top-load washer that won’t spin and the most likely defective parts associated with this problem.”, url:“https://www.youtube.com/watch?v=LMgRO4GAgBg”, brand_id:28, category_id:23}" calcext:value-type="string">
            <text:p>{name:“Top-Load Washer Won’t Spin — Washing Machine Troubleshooting”, description:“Washing machine not spinning? This video provides information on how to troubleshoot a top-load washer that won’t spin and the most likely defective parts associated with this problem.”, url:“https://www.youtube.com/watch?v=LMgRO4GAgBg”, brand_id:28, category_id:23}</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7">00/00/0000</text:date>, <text:time style:data-style-name="N2" text:time-value="21:02:52.6375549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23:55:11.920078044</meta:creation-date>
    <dc:date>2020-12-07T22:41:50.894620517</dc:date>
    <meta:editing-duration>PT2H25M30S</meta:editing-duration>
    <meta:editing-cycles>41</meta:editing-cycles>
    <meta:generator>LibreOffice/6.0.7.3$Linux_X86_64 LibreOffice_project/00m0$Build-3</meta:generator>
    <meta:document-statistic meta:table-count="4" meta:cell-count="334" meta:object-count="0"/>
  </office:meta>
</office:document-meta>
</file>